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3" style:family="paragraph" style:parent-style-name="normal">
      <style:paragraph-properties fo:margin-left="0cm" fo:margin-right="0cm" fo:text-indent="0cm" style:auto-text-indent="false"/>
    </style:style>
    <style:style style:name="P4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>
      <style:paragraph-properties fo:break-before="auto" fo:break-after="auto"/>
    </style:style>
    <style:style style:name="P10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11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26aa5"/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41b1d"/>
    </style:style>
    <style:style style:name="P14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15" style:family="paragraph" style:parent-style-name="Heading_20_1">
      <style:paragraph-properties fo:margin-top="0cm" fo:margin-bottom="0.071cm" style:contextual-spacing="false" fo:line-height="100%" fo:text-align="center" style:justify-single-word="false"/>
      <style:text-properties fo:font-size="17pt" style:font-size-asian="17pt" style:font-size-complex="17pt"/>
    </style:style>
    <style:style style:name="P16" style:family="paragraph" style:parent-style-name="normal">
      <style:text-properties fo:font-style="italic" style:font-style-asian="italic"/>
    </style:style>
    <style:style style:name="P17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8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</style:style>
    <style:style style:name="P19" style:family="paragraph" style:parent-style-name="normal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6aa5"/>
    </style:style>
    <style:style style:name="T3" style:family="text">
      <style:text-properties officeooo:rsid="00041b1d"/>
    </style:style>
    <style:style style:name="T4" style:family="text">
      <style:text-properties officeooo:rsid="0005e1c8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qk5vq6w6p8n4"/>BASES DE DATOS - 1º DAM</text:p>
      <text:p text:style-name="P15"><text:bookmark text:name="_99912dxth5nq"/>UD 1. INTRODUCCIÓN A LOS SISTEMAS GESTORES DE BASES DE DATOS</text:p>
      <text:p text:style-name="Heading_20_2"><text:bookmark text:name="_p8iebq5cuhpq"/></text:p>
      <text:p text:style-name="Heading_20_2"><text:bookmark text:name="_v6s3eategcm4"/>E03 - BOLETÍN DE EJERCICIOS</text:p>
      <text:p text:style-name="P16">Apartado 2 de los apuntes.</text:p>
      <text:p text:style-name="P5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1">Resultado de Aprendizaje 1</text:span>: Reconoce los elementos de las bases de datos analizando sus funciones y valorando la utilidad de los sistemas gestore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1.b Se han diferenciado los sistemas por cómo gestionan la información.</text:p>
          </table:table-cell>
          <table:table-cell table:style-name="Tabla1.A1" office:value-type="string">
            <text:p text:style-name="P8">Todos</text:p>
          </table:table-cell>
        </table:table-row>
      </table:table>
      <text:p text:style-name="P4"><text:bookmark text:name="_9wl0jjtf0xqq"/></text:p>
      <text:p text:style-name="P9">Responde a las siguientes preguntas, que hacen referencia a los apartados 2, 2.1, y 2.2 de los apuntes:</text:p>
      <text:p text:style-name="P9"/>
      <text:list xml:id="list1880564562" text:style-name="WWNum1">
        <text:list-item>
          <text:p text:style-name="P18">¿Qué es un fichero o archivo? Defínelo con tus propias palabras</text:p>
        </text:list-item>
      </text:list>
      <text:p text:style-name="P11"/>
      <text:p text:style-name="P11"><text:tab/><text:span text:style-name="T2">Es un conjunto de información de forma organizada y estructurada.</text:span></text:p>
      <text:p text:style-name="P11"/>
      <text:list xml:id="list211935063853575" text:continue-numbering="true" text:style-name="WWNum1">
        <text:list-item>
          <text:p text:style-name="P18">Enumera y da una sencilla descripción de los diferentes tipos de ficheros.</text:p>
        </text:list-item>
      </text:list>
      <text:p text:style-name="P11"/>
      <text:p text:style-name="P11"><text:tab/><text:span text:style-name="T2">Secuenciales: Sus registros están formados de forma contigua, es decir la</text:span></text:p>
      <text:p text:style-name="P11"><text:tab/>única forma de acceder a él es leyendo un registro tras otro desde el principio hasta el final.</text:p>
      <text:p text:style-name="P11"/>
      <text:p text:style-name="P12"><text:tab/><text:span text:style-name="T2">Ficheros de acceso directo: este tipo de fichero se puede acceder a un registro indicando la posición del mismo.</text:span></text:p>
      <text:p text:style-name="P12"><text:line-break/><text:span text:style-name="T2">Ficheros indexados: se basa en el uso de índices, que permite el acceso totalmente libre.</text:span></text:p>
      <text:p text:style-name="P11"><text:tab/></text:p>
      <text:p text:style-name="P11"/>
      <text:list xml:id="list211934663689883" text:continue-numbering="true" text:style-name="WWNum1">
        <text:list-item>
          <text:p text:style-name="P18">En un sistema de gestión de ficheros, ¿una aplicación utiliza un solo fichero, o puede utilizar más de uno?</text:p>
        </text:list-item>
      </text:list>
      <text:p text:style-name="P11"/>
      <text:p text:style-name="P11"><text:tab/><text:span text:style-name="T2">Utiliza más de uno.</text:span></text:p>
      <text:p text:style-name="P11"><text:tab/></text:p>
      <text:p text:style-name="P11"/>
      <text:list xml:id="list211933739001370" text:continue-numbering="true" text:style-name="WWNum1">
        <text:list-item>
          <text:p text:style-name="P18">En un sistema de gestión de ficheros, ¿la organización en los ficheros es fija, o la determina cada programa?</text:p>
        </text:list-item>
      </text:list>
      <text:p text:style-name="P11"/>
      <text:p text:style-name="P11"><text:tab/><text:span text:style-name="T3">La organización de los ficheros la puede determinar cada programa.</text:span></text:p>
      <text:p text:style-name="P11"/>
      <text:p text:style-name="P11"/>
      <text:p text:style-name="P11"/>
      <text:p text:style-name="P11"/>
      <text:list xml:id="list211934980626177" text:continue-numbering="true" text:style-name="WWNum1">
        <text:list-item>
          <text:p text:style-name="P18"><text:soft-page-break/>¿Es sencilla la programación de sistemas de gestión de ficheros?</text:p>
        </text:list-item>
      </text:list>
      <text:p text:style-name="P11"/>
      <text:p text:style-name="P11"><text:tab/><text:span text:style-name="T3">No, es caótica.</text:span></text:p>
      <text:p text:style-name="P11"/>
      <text:list xml:id="list211934777323778" text:continue-numbering="true" text:style-name="WWNum1">
        <text:list-item>
          <text:p text:style-name="P18">En un sistema de gestión de ficheros ¿son los datos consistentes o inconsistentes? ¿Por qué?</text:p>
        </text:list-item>
      </text:list>
      <text:p text:style-name="P11"/>
      <text:p text:style-name="P11"><text:tab/><text:span text:style-name="T3">Son datos inconsistentes ya que un proceso cambia sus datos y no los</text:span></text:p>
      <text:p text:style-name="P11"><text:tab/>del resto. Por lo que la misma información puede tener distintos valores según qué aplicación acceda a él.</text:p>
      <text:p text:style-name="P11"/>
      <text:list xml:id="list211934107497794" text:continue-numbering="true" text:style-name="WWNum1">
        <text:list-item>
          <text:p text:style-name="P18">En un sistema de gestión de ficheros, ¿se puede acceder simultáneamente a los datos?</text:p>
        </text:list-item>
      </text:list>
      <text:p text:style-name="P11"/>
      <text:p text:style-name="P11"><text:tab/><text:span text:style-name="T3">Si el acceso simultáneo requiere que varios usuarios al </text:span>puedan acceder a la misma información.</text:p>
      <text:p text:style-name="P11"/>
      <text:list xml:id="list211934331362074" text:continue-numbering="true" text:style-name="WWNum1">
        <text:list-item>
          <text:p text:style-name="P18">En un sistema de gestión de ficheros ¿es seguro el uso de ficheros?</text:p>
        </text:list-item>
      </text:list>
      <text:p text:style-name="P11"/>
      <text:p text:style-name="P11"><text:tab/><text:span text:style-name="T3">Dependiendo del sistema pero la seguridad en estos términos suele ser difícil establecer criterios de seguridad uniformes, ya que cada aplicación se crea independientemente.</text:span></text:p>
      <text:p text:style-name="P11"/>
      <text:list xml:id="list211935538224572" text:continue-numbering="true" text:style-name="WWNum1">
        <text:list-item>
          <text:p text:style-name="P18">Un sistema gestor de bases de datos se encarga de…</text:p>
        </text:list-item>
      </text:list>
      <text:p text:style-name="P11"/>
      <text:p text:style-name="P11"><text:tab/><text:span text:style-name="T3">Se encarga de acceder </text:span><text:s/>a los datos y se encarga de gestionarlos. Las aplicaciones que creen los programadores, no acceden directamente a los datos, de modo que la base de datos es común para todas las aplicaciones.</text:p>
      <text:p text:style-name="P11"><text:tab/></text:p>
      <text:list xml:id="list211933992032601" text:continue-numbering="true" text:style-name="WWNum1">
        <text:list-item>
          <text:p text:style-name="P18">En un sistema de bases de datos, ¿Qué significa que haya más de una capa a la hora de acceder a los datos?</text:p>
        </text:list-item>
      </text:list>
      <text:p text:style-name="P11"/>
      <text:p text:style-name="P13"><text:tab/><text:span text:style-name="T3">Que las aplicaciones se abstraen sobre la </text:span>forma de acceder a los datos, dejando ese problema al SGBD. Así se pueden concentrar exclusivamente en la tarea de conseguir una interfaz de acceso a los datos para los usuarios.<text:tab/></text:p>
      <text:p text:style-name="P11"/>
      <text:list xml:id="list211934787654069" text:continue-numbering="true" text:style-name="WWNum1">
        <text:list-item>
          <text:p text:style-name="P18">¿Por qué los datos en una base de datos son más íntegros?</text:p>
        </text:list-item>
      </text:list>
      <text:p text:style-name="P11"/>
      <text:p text:style-name="P11"><text:tab/><text:span text:style-name="T3">Porque a</text:span>l estar centralizados, es más difícil que haya datos incoherentes. Es decir, que una aplicación muestre información distinta al resto de aplicaciones, ya que los datos son los mismos</text:p>
      <text:p text:style-name="P11"><text:tab/>para todas.</text:p>
      <text:p text:style-name="P11"/>
      <text:p text:style-name="P11"/>
      <text:list xml:id="list211934378361585" text:continue-numbering="true" text:style-name="WWNum1">
        <text:list-item>
          <text:p text:style-name="P18">En un sistema de bases de datos, ¿por qué el acceso a los datos es más eficiente?</text:p>
        </text:list-item>
      </text:list>
      <text:p text:style-name="P11"/>
      <text:p text:style-name="P11"><text:tab/><text:span text:style-name="T4">Por que de esta forma de organizar los datos produce un resultado más óptimo en </text:span>rendimiento ya que los sistemas gestores centralizan el acceso pudiendo ejecutar políticas diferentes en función de la demanda.</text:p>
      <text:p text:style-name="P11"/>
      <text:list xml:id="list211933935932257" text:continue-numbering="true" text:style-name="WWNum1">
        <text:list-item>
          <text:p text:style-name="P18">¿Se utiliza más o menos espacio de almacenamiento con un SGDB o con ficheros?</text:p>
        </text:list-item>
      </text:list>
      <text:p text:style-name="P11"/>
      <text:p text:style-name="P11"><text:tab/><text:span text:style-name="T4">Menos ya que hay poca redundancia.</text:span></text:p>
      <text:p text:style-name="P11"/>
      <text:p text:style-name="P11"/>
      <text:p text:style-name="P11"/>
      <text:p text:style-name="P11"><text:soft-page-break/></text:p>
      <text:list xml:id="list211934536962478" text:continue-numbering="true" text:style-name="WWNum1">
        <text:list-item>
          <text:p text:style-name="P19">En un sistema de bases de datos, ¿Por qué piensas que la instalación es más costosa?</text:p>
        </text:list-item>
      </text:list>
      <text:p text:style-name="P3"><text:tab/><text:span text:style-name="T4">Por que necesitas unos recursos y unos conocimientos que dependiendo de lo grande que sea la base <text:tab/>de datos pueden ser mayores o menores.</text:span></text:p>
      <text:p text:style-name="P9"/>
      <text:p text:style-name="P9"/>
      <text:p text:style-name="P10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0.413cm" svg:y="0.476cm" svg:width="5.211cm" svg:height="1.64cm" draw:z-index="8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5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2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1:19:33.545000000</dc:date>
    <meta:editing-duration>PT12M2S</meta:editing-duration>
    <meta:editing-cycles>2</meta:editing-cycles>
    <meta:generator>LibreOffice/7.1.2.2$Windows_X86_64 LibreOffice_project/8a45595d069ef5570103caea1b71cc9d82b2aae4</meta:generator>
    <meta:document-statistic meta:table-count="1" meta:image-count="3" meta:object-count="0" meta:page-count="3" meta:paragraph-count="47" meta:word-count="633" meta:character-count="3644" meta:non-whitespace-character-count="3042"/>
  </office:meta>
</office:document-meta>
</file>